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HandlersStreamHandlerProxy.openConnection( URL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HandlersStreamHandlerProxy.getDefaultP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HandlersStreamHandlerProxy.setURL( URL url , String protocol , String host , int port , String file , String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HandlersStreamHandlerProxy.equals( URL url1 , URL url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LHandlersStreamHandlerProxy.toExternalForm( URL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LHandlersStreamHandlerProxy.setURL( URL url , String protocol , String host , int port , String authority , String userInfo , String path , String query , String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HandlersStreamHandlerProxy.getHostAddress( URL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LHandlersStreamHandlerProxy.URLHandlersStreamHandlerProxy( String proto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HandlersStreamHandlerProxy.getStreamHandlerServi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URLHandlersStreamHandlerProxy.parseURL( URL url , String spec , int start , int lim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LHandlersStreamHandlerProxy.sameFile( URL url1 , URL url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LHandlersStreamHandlerProxy.hashCode( URL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LHandlersStreamHandlerProxy.hostsEqual( URL url1 , URL url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